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style:text-properties fo:color="#2a6099"/>
    </style:style>
    <style:style style:name="P9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" fo:font-size="11pt" style:font-size-asian="11pt" style:font-name-complex="PalatinoLinotype" style:font-size-complex="11pt"/>
    </style:style>
    <style:style style:name="T6" style:family="text">
      <style:text-properties fo:color="#000000" style:font-name="PalatinoLinotype" fo:font-size="11pt" fo:font-style="italic" style:font-size-asian="11pt" style:font-name-complex="PalatinoLinotype" style:font-size-complex="11pt" style:font-style-complex="italic"/>
    </style:style>
    <style:style style:name="T7" style:family="text">
      <style:text-properties fo:color="#000000" style:font-name="PalatinoLinotype" fo:font-size="11pt" fo:font-style="italic" fo:font-weight="bold" style:font-size-asian="11pt" style:font-name-complex="PalatinoLinotype" style:font-size-complex="11pt" style:font-style-complex="italic" style:font-weight-complex="bold"/>
    </style:style>
    <style:style style:name="T8" style:family="text">
      <style:text-properties fo:color="#000000" style:font-name="PalatinoLinotype" fo:font-size="7pt" style:font-size-asian="7pt" style:font-name-complex="PalatinoLinotype" style:font-size-complex="7pt"/>
    </style:style>
    <style:style style:name="T9" style:family="text">
      <style:text-properties fo:color="#2a60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9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46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4</text:span><text:span text:style-name="T2">2</text:span><text:span text:style-name="T2">0</text:span><text:span text:style-name="T2"> </text:span><text:span text:style-name="T2">–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l </text:span><text:span text:style-name="T2">&amp;</text:span><text:span text:style-name="T2"> </text:span><text:span text:style-name="T2">R</text:span><text:span text:style-name="T2">e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a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701cm" svg:height="0.513cm" svg:x="1.905cm" svg:y="2.981cm">
          <draw:text-box>
            <text:p text:style-name="P2"><text:span text:style-name="T3">Homework Chapter 9 </text:span></text:p>
          </draw:text-box>
        </draw:frame>
        <draw:frame draw:style-name="gr2" draw:text-style-name="P3" draw:layer="layout" svg:width="0.422cm" svg:height="0.424cm" svg:x="1.905cm" svg:y="3.7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2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5.67cm" svg:height="0.422cm" svg:x="3.175cm" svg:y="4.303cm">
          <draw:text-box>
            <text:p text:style-name="P5"><text:span text:style-name="T5">Suppose you are working on a large project with several smaller teams working semi-inde-</text:span></text:p>
          </draw:text-box>
        </draw:frame>
        <draw:frame draw:style-name="gr2" draw:text-style-name="P6" draw:layer="layout" svg:width="16.338cm" svg:height="0.422cm" svg:x="3.175cm" svg:y="4.874cm">
          <draw:text-box>
            <text:p text:style-name="P5"><text:span text:style-name="T5">pendently. <text:s/>What are some pros- and cons- of using shared, dynamic libraries for sharing code </text:span></text:p>
          </draw:text-box>
        </draw:frame>
        <draw:frame draw:style-name="gr2" draw:text-style-name="P6" draw:layer="layout" svg:width="4.938cm" svg:height="0.422cm" svg:x="3.175cm" svg:y="5.446cm">
          <draw:text-box>
            <text:p text:style-name="P5"><text:span text:style-name="T5">versus sharing source code . </text:span></text:p>
          </draw:text-box>
        </draw:frame>
        <draw:frame draw:style-name="gr2" draw:text-style-name="P3" draw:layer="layout" svg:width="0.422cm" svg:height="0.424cm" svg:x="2.505cm" svg:y="8.869cm">
          <draw:text-box>
            <text:p text:style-name="P2"><text:span text:style-name="T2">2.</text:span></text:p>
          </draw:text-box>
        </draw:frame>
        <draw:frame draw:style-name="gr2" draw:text-style-name="P3" draw:layer="layout" svg:width="0.422cm" svg:height="0.475cm" svg:x="2.793cm" svg:y="8.793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5.932cm" svg:height="0.422cm" svg:x="3.14cm" svg:y="8.869cm">
          <draw:text-box>
            <text:p text:style-name="P5"><text:span text:style-name="T5">Despite memories and programs growing in size, memory page sizes have mostly remained </text:span></text:p>
          </draw:text-box>
        </draw:frame>
        <draw:frame draw:style-name="gr2" draw:text-style-name="P6" draw:layer="layout" svg:width="15.742cm" svg:height="0.422cm" svg:x="3.14cm" svg:y="9.44cm">
          <draw:text-box>
            <text:p text:style-name="P5"><text:span text:style-name="T5">fixed at 4KB. <text:s/>Some architectures do support larger pages, but the 4KB is still the standard. <text:s/></text:span></text:p>
          </draw:text-box>
        </draw:frame>
        <draw:frame draw:style-name="gr2" draw:text-style-name="P6" draw:layer="layout" svg:width="13.032cm" svg:height="0.422cm" svg:x="3.14cm" svg:y="10.012cm">
          <draw:text-box>
            <text:p text:style-name="P5"><text:span text:style-name="T5">Why can’t we just modify the kernel to support something other than 4KB? </text:span></text:p>
          </draw:text-box>
        </draw:frame>
        <draw:frame draw:style-name="gr2" draw:text-style-name="P3" draw:layer="layout" svg:width="0.422cm" svg:height="0.424cm" svg:x="2.435cm" svg:y="12.03cm">
          <draw:text-box>
            <text:p text:style-name="P2"><text:span text:style-name="T2">3.</text:span></text:p>
          </draw:text-box>
        </draw:frame>
        <draw:frame draw:style-name="gr2" draw:text-style-name="P3" draw:layer="layout" svg:width="0.422cm" svg:height="0.475cm" svg:x="2.723cm" svg:y="11.954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4.488cm" svg:height="0.422cm" svg:x="3.07cm" svg:y="12.03cm">
          <draw:text-box>
            <text:p text:style-name="P5"><text:span text:style-name="T5">What is the address-space identifier, and why is it crucial to storing this in the TLB? </text:span></text:p>
          </draw:text-box>
        </draw:frame>
        <draw:frame draw:style-name="gr2" draw:text-style-name="P3" draw:layer="layout" svg:width="0.422cm" svg:height="0.424cm" svg:x="2.373cm" svg:y="14.027cm">
          <draw:text-box>
            <text:p text:style-name="P2"><text:span text:style-name="T2">4.</text:span></text:p>
          </draw:text-box>
        </draw:frame>
        <draw:frame draw:style-name="gr2" draw:text-style-name="P3" draw:layer="layout" svg:width="0.422cm" svg:height="0.475cm" svg:x="2.661cm" svg:y="13.951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6.318cm" svg:height="0.422cm" svg:x="3.008cm" svg:y="14.027cm">
          <draw:text-box>
            <text:p text:style-name="P5"><text:span text:style-name="T5">Is it possible to have more </text:span><text:span text:style-name="T6">page in</text:span><text:span text:style-name="T5"> than </text:span><text:span text:style-name="T6">page out</text:span><text:span text:style-name="T5">s? <text:s/>Is this the sign of a healthy, well-performing </text:span></text:p>
          </draw:text-box>
        </draw:frame>
        <draw:frame draw:style-name="gr2" draw:text-style-name="P6" draw:layer="layout" svg:width="1.475cm" svg:height="0.422cm" svg:x="3.008cm" svg:y="14.594cm">
          <draw:text-box>
            <text:p text:style-name="P5"><text:span text:style-name="T5">system? </text:span></text:p>
          </draw:text-box>
        </draw:frame>
        <draw:frame draw:style-name="gr2" draw:text-style-name="P3" draw:layer="layout" svg:width="0.422cm" svg:height="0.424cm" svg:x="2.804cm" svg:y="11.84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412cm" svg:y="15.981cm">
          <draw:text-box>
            <text:p text:style-name="P2"><text:span text:style-name="T2">5.</text:span></text:p>
          </draw:text-box>
        </draw:frame>
        <draw:frame draw:style-name="gr2" draw:text-style-name="P3" draw:layer="layout" svg:width="0.422cm" svg:height="0.475cm" svg:x="2.7cm" svg:y="15.905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5.365cm" svg:height="0.422cm" svg:x="3.047cm" svg:y="15.981cm">
          <draw:text-box>
            <text:p text:style-name="P5"><text:span text:style-name="T5">A program is running on a 32-bit intel computer, and the virtual address for variable </text:span><text:span text:style-name="T7">a</text:span><text:span text:style-name="T5"> is </text:span></text:p>
          </draw:text-box>
        </draw:frame>
        <draw:frame draw:style-name="gr2" draw:text-style-name="P6" draw:layer="layout" svg:width="12.008cm" svg:height="0.422cm" svg:x="3.047cm" svg:y="16.552cm">
          <draw:text-box>
            <text:p text:style-name="P5"><text:span text:style-name="T5">0x4010_001F. <text:s/>The operating system has assigned virtual page 262,400</text:span></text:p>
          </draw:text-box>
        </draw:frame>
        <draw:frame draw:style-name="gr4" draw:text-style-name="P7" draw:layer="layout" svg:width="0.311cm" svg:height="0.247cm" svg:x="15.15cm" svg:y="16.681cm">
          <draw:text-box>
            <text:p text:style-name="P2"><text:span text:style-name="T8">10 </text:span></text:p>
          </draw:text-box>
        </draw:frame>
        <draw:frame draw:style-name="gr2" draw:text-style-name="P6" draw:layer="layout" svg:width="2.999cm" svg:height="0.422cm" svg:x="15.413cm" svg:y="16.552cm">
          <draw:text-box>
            <text:p text:style-name="P5"><text:span text:style-name="T5"><text:s/></text:span><text:span text:style-name="T5">to physical page </text:span></text:p>
          </draw:text-box>
        </draw:frame>
        <draw:frame draw:style-name="gr2" draw:text-style-name="P6" draw:layer="layout" svg:width="1.268cm" svg:height="0.422cm" svg:x="3.047cm" svg:y="17.124cm">
          <draw:text-box>
            <text:p text:style-name="P5"><text:span text:style-name="T5">524,102</text:span></text:p>
          </draw:text-box>
        </draw:frame>
        <draw:frame draw:style-name="gr4" draw:text-style-name="P7" draw:layer="layout" svg:width="0.311cm" svg:height="0.247cm" svg:x="4.33cm" svg:y="17.253cm">
          <draw:text-box>
            <text:p text:style-name="P2"><text:span text:style-name="T8">10 </text:span></text:p>
          </draw:text-box>
        </draw:frame>
        <draw:frame draw:style-name="gr2" draw:text-style-name="P6" draw:layer="layout" svg:width="14.353cm" svg:height="0.422cm" svg:x="4.592cm" svg:y="17.124cm">
          <draw:text-box>
            <text:p text:style-name="P5"><text:span text:style-name="T5">. <text:s/>Show the 32-bit hexadecimal physical address for variable </text:span><text:span text:style-name="T7">a</text:span><text:span text:style-name="T5">. <text:s/>Also, write the </text:span><text:span text:style-name="T6">page </text:span></text:p>
          </draw:text-box>
        </draw:frame>
        <draw:frame draw:style-name="gr2" draw:text-style-name="P6" draw:layer="layout" svg:width="12.473cm" svg:height="0.422cm" svg:x="3.047cm" svg:y="17.695cm">
          <draw:text-box>
            <text:p text:style-name="P5"><text:span text:style-name="T6">directory</text:span><text:span text:style-name="T5"> address and the </text:span><text:span text:style-name="T6">page table’s</text:span><text:span text:style-name="T5"> address using Intel’s 32-bit scheme. </text:span></text:p>
          </draw:text-box>
        </draw:frame>
        <draw:frame draw:style-name="gr5" draw:text-style-name="P9" draw:layer="layout" svg:width="16.11cm" svg:height="2.821cm" svg:x="3.089cm" svg:y="5.845cm">
          <draw:text-box>
            <text:p text:style-name="P8"><text:span text:style-name="T9">Using shared, dynamic libraries means that each individual portion of the project is able to use</text:span></text:p>
            <text:p text:style-name="P8"><text:span text:style-name="T9">the same library that is loaded in at runtime. This saves disk space by reducing executable size,</text:span></text:p>
            <text:p text:style-name="P8"><text:span text:style-name="T9">and it also saves main memory usage by not having each program run its own copies of the</text:span></text:p>
            <text:p text:style-name="P8"><text:span text:style-name="T9">libraries. The downside of this is that it has to involve the operating system to determine if the</text:span></text:p>
            <text:p text:style-name="P8"><text:span text:style-name="T9">libraries are loaded into another program’s address space, and the processes must be allowed to</text:span></text:p>
            <text:p text:style-name="P8"><text:span text:style-name="T9">access the same address.</text:span></text:p>
          </draw:text-box>
        </draw:frame>
        <draw:frame draw:style-name="gr5" draw:text-style-name="P9" draw:layer="layout" svg:width="16.338cm" svg:height="1.411cm" svg:x="3.197cm" svg:y="10.413cm">
          <draw:text-box>
            <text:p text:style-name="P8"><text:span text:style-name="T9">Because page size is architecture dependent, the kernel cannot simply be changed and expect the</text:span></text:p>
            <text:p text:style-name="P8"><text:span text:style-name="T9">architecture of the hardware to change with it. Manufacturers would have to change the MMUs</text:span></text:p>
            <text:p text:style-name="P8"><text:span text:style-name="T9">on their CPUs in order to support larger page sizes.</text:span></text:p>
          </draw:text-box>
        </draw:frame>
        <draw:frame draw:style-name="gr5" draw:text-style-name="P9" draw:layer="layout" svg:width="16.774cm" svg:height="1.411cm" svg:x="3.187cm" svg:y="12.476cm">
          <draw:text-box>
            <text:p text:style-name="P8"><text:span text:style-name="T9">Th</text:span><text:span text:style-name="T9">e </text:span><text:span text:style-name="T9">ad</text:span><text:span text:style-name="T9">dre</text:span><text:span text:style-name="T9">ss-</text:span><text:span text:style-name="T9">spa</text:span><text:span text:style-name="T9">ce </text:span><text:span text:style-name="T9">ide</text:span><text:span text:style-name="T9">ntif</text:span><text:span text:style-name="T9">ier </text:span><text:span text:style-name="T9">ide</text:span><text:span text:style-name="T9">ntif</text:span><text:span text:style-name="T9">ies </text:span><text:span text:style-name="T9">eac</text:span><text:span text:style-name="T9">h </text:span><text:span text:style-name="T9">pro</text:span><text:span text:style-name="T9">ces</text:span><text:span text:style-name="T9">s </text:span><text:span text:style-name="T9">an</text:span><text:span text:style-name="T9">d </text:span><text:span text:style-name="T9">is </text:span><text:span text:style-name="T9">use</text:span><text:span text:style-name="T9">d </text:span><text:span text:style-name="T9">to </text:span><text:span text:style-name="T9">pro</text:span><text:span text:style-name="T9">vid</text:span><text:span text:style-name="T9">e </text:span><text:span text:style-name="T9">ad</text:span><text:span text:style-name="T9">dre</text:span><text:span text:style-name="T9">ss-</text:span><text:span text:style-name="T9">spa</text:span><text:span text:style-name="T9">ce </text:span><text:span text:style-name="T9">pro</text:span><text:span text:style-name="T9">tec</text:span><text:span text:style-name="T9">tio</text:span><text:span text:style-name="T9">n</text:span></text:p>
            <text:p text:style-name="P8"><text:span text:style-name="T9">for </text:span><text:span text:style-name="T9">tha</text:span><text:span text:style-name="T9">t </text:span><text:span text:style-name="T9">pro</text:span><text:span text:style-name="T9">ces</text:span><text:span text:style-name="T9">s. </text:span><text:span text:style-name="T9">Thi</text:span><text:span text:style-name="T9">s is </text:span><text:span text:style-name="T9">crit</text:span><text:span text:style-name="T9">ica</text:span><text:span text:style-name="T9">l to </text:span><text:span text:style-name="T9">ide</text:span><text:span text:style-name="T9">ntif</text:span><text:span text:style-name="T9">yin</text:span><text:span text:style-name="T9">g </text:span><text:span text:style-name="T9">TL</text:span><text:span text:style-name="T9">B </text:span><text:span text:style-name="T9">mi</text:span><text:span text:style-name="T9">sse</text:span><text:span text:style-name="T9">s </text:span><text:span text:style-name="T9">wh</text:span><text:span text:style-name="T9">en </text:span><text:span text:style-name="T9">a </text:span><text:span text:style-name="T9">pro</text:span><text:span text:style-name="T9">ces</text:span><text:span text:style-name="T9">s </text:span><text:span text:style-name="T9">att</text:span><text:span text:style-name="T9">em</text:span><text:span text:style-name="T9">pts </text:span><text:span text:style-name="T9">to </text:span><text:span text:style-name="T9">acc</text:span><text:span text:style-name="T9">ess </text:span><text:span text:style-name="T9">a</text:span></text:p>
            <text:p text:style-name="P8"><text:span text:style-name="T9">virt</text:span><text:span text:style-name="T9">ual </text:span><text:span text:style-name="T9">pa</text:span><text:span text:style-name="T9">ge </text:span><text:span text:style-name="T9">nu</text:span><text:span text:style-name="T9">mb</text:span><text:span text:style-name="T9">er </text:span><text:span text:style-name="T9">wit</text:span><text:span text:style-name="T9">h </text:span><text:span text:style-name="T9">an </text:span><text:span text:style-name="T9">AS</text:span><text:span text:style-name="T9">ID </text:span><text:span text:style-name="T9">tha</text:span><text:span text:style-name="T9">t </text:span><text:span text:style-name="T9">do</text:span><text:span text:style-name="T9">esn</text:span><text:span text:style-name="T9">’t </text:span><text:span text:style-name="T9">ma</text:span><text:span text:style-name="T9">tch </text:span><text:span text:style-name="T9">the </text:span><text:span text:style-name="T9">pro</text:span><text:span text:style-name="T9">ces</text:span><text:span text:style-name="T9">s’s </text:span><text:span text:style-name="T9">AS</text:span><text:span text:style-name="T9">ID.</text:span></text:p>
          </draw:text-box>
        </draw:frame>
        <draw:frame draw:style-name="gr5" draw:text-style-name="P9" draw:layer="layout" svg:width="16.986cm" svg:height="0.941cm" svg:x="3.102cm" svg:y="14.964cm">
          <draw:text-box>
            <text:p text:style-name="P8"><text:span text:style-name="T9">Yes, and more page ins are desirable. Page outs mean that the data was not in main memory </text:span><text:span text:style-name="T9">and had</text:span></text:p>
            <text:p text:style-name="P8"><text:span text:style-name="T9">to be accessed from the disk. More page outs than page ins usually indicates the need for </text:span><text:span text:style-name="T9">more ram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29T00:05:51.802841897</dc:date>
    <meta:editing-duration>PT1H30M14S</meta:editing-duration>
    <meta:editing-cycles>1</meta:editing-cycles>
    <meta:document-statistic meta:object-count="46"/>
    <meta:generator>LibreOffice/6.4.3.2$Linux_X86_64 LibreOffice_project/40$Build-2</meta:generator>
  </office:meta>
</office:document-meta>
</file>